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2.2313in" style:rel-column-width="21845*"/>
    </style:style>
    <style:style style:name="t1.A1" style:family="table-cell">
      <style:table-cell-properties fo:padding="0.0382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C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fo:padding="0.0201in" fo:border-left="0.0347in solid #000000" fo:border-right="none" fo:border-top="none" fo:border-bottom="0.0007in solid #000000"/>
    </style:style>
    <style:style style:name="t1.B3" style:family="table-cell">
      <style:table-cell-properties fo:padding="0.0201in" fo:border-left="0.0007in solid #000000" fo:border-right="none" fo:border-top="none" fo:border-bottom="0.0007in solid #000000"/>
    </style:style>
    <style:style style:name="t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C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6" style:family="table-cell">
      <style:table-cell-properties fo:padding="0.0201in" fo:border-left="0.0347in solid #000000" fo:border-right="none" fo:border-top="none" fo:border-bottom="0.0347in solid #000000"/>
    </style:style>
    <style:style style:name="tf1" style:family="table">
      <style:table-properties style:width="6.6875in" table:align="center" style:may-break-between-rows="false" style:writing-mode="lr-tb"/>
    </style:style>
    <style:style style:name="tf1.A" style:family="table-column">
      <style:table-column-properties style:column-width="0.7431in"/>
    </style:style>
    <style:style style:name="tf1.A1" style:family="table-cell">
      <style:table-cell-properties style:vertical-align="bottom" fo:padding="0in" fo:border="none"/>
    </style:style>
    <style:style style:name="tf1.2" style:family="table-row">
      <style:table-row-properties style:min-row-height="0.2549in"/>
    </style:style>
    <style:style style:name="tf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f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f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f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f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f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f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f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f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6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indent="0.1972in" style:auto-text-indent="false" style:page-number="auto"/>
    </style:style>
    <style:style style:name="P11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5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9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21" style:family="paragraph" style:parent-style-name="Text_20_body" style:master-page-name="">
      <style:paragraph-properties fo:margin-top="0in" fo:margin-bottom="0in" style:page-number="auto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2" style:family="paragraph" style:parent-style-name="Text_20_body">
      <style:paragraph-properties fo:margin-top="0in" fo:margin-bottom="0in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3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4" style:family="paragraph" style:parent-style-name="Standard">
      <style:paragraph-properties fo:margin-left="0.0472in" fo:margin-right="0.0756in" fo:margin-top="0in" fo:margin-bottom="0.0402in" fo:text-align="start" style:justify-single-word="false" fo:text-indent="0in" style:auto-text-indent="false"/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.0472in" fo:margin-right="0.0756in" fo:text-align="start" style:justify-single-word="false" fo:text-indent="0in" style:auto-text-indent="false"/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26" style:family="paragraph" style:parent-style-name="Table_20_Contents_20__28_user_29_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_20__28_user_29_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8" style:family="paragraph" style:parent-style-name="Standard">
      <style:paragraph-properties fo:margin-left="0in" fo:margin-right="0in" fo:margin-top="0in" fo:margin-bottom="0in" fo:line-height="100%" fo:text-align="start" style:justify-single-word="false" fo:text-indent="0.1598in" style:auto-text-indent="false" fo:break-before="page"/>
      <style:text-properties style:font-name="Arial" fo:font-size="11pt" fo:language="ru" fo:country="RU" style:text-underline-style="none" fo:font-weight="bold" style:font-size-asian="11pt" style:font-weight-asian="bold" style:font-name-complex="Arial" style:font-size-complex="11pt" style:font-weight-complex="bold"/>
    </style:style>
    <style:style style:name="P29" style:family="paragraph" style:parent-style-name="Text_20_body">
      <style:text-properties fo:font-size="6pt" style:font-size-asian="6pt" style:font-size-complex="6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text-underline-style="none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text-underline-style="none" style:font-name-complex="Ari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style:font-name-complex="Arial"/>
    </style:style>
    <style:style style:name="T9" style:family="text">
      <style:text-properties fo:language="en" fo:country="US" style:font-name-asian="Times New Roman" style:font-name-complex="Times New Roman"/>
    </style:style>
    <style:style style:name="T10" style:family="text">
      <style:text-properties fo:language="ru" fo:country="RU"/>
    </style:style>
    <style:style style:name="T11" style:family="text">
      <style:text-properties fo:language="ru" fo:country="RU" style:font-name-asian="Times New Roman" style:font-name-complex="Times New Roman"/>
    </style:style>
    <style:style style:name="T12" style:family="text">
      <style:text-properties fo:language="ru" fo:country="RU" style:font-name-asian="Times New Roman" style:font-name-complex="Times New Roman1"/>
    </style:style>
    <style:style style:name="T13" style:family="text">
      <style:text-properties fo:language="ru" fo:country="RU" fo:font-style="normal" style:font-style-asian="normal" style:font-style-complex="normal"/>
    </style:style>
    <style:style style:name="T14" style:family="text">
      <style:text-properties style:text-position="sub 58%" fo:language="en" fo:country="US"/>
    </style:style>
    <style:style style:name="T15" style:family="text">
      <style:text-properties style:text-position="sub 58%" fo:language="en" fo:country="US" style:font-name-asian="Times New Roman" style:font-name-complex="Times New Roman"/>
    </style:style>
    <style:style style:name="T16" style:family="text">
      <style:text-properties style:text-position="sub 58%" fo:language="ru" fo:country="RU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style:font-name-complex="Arial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solid" style:text-underline-width="auto" style:text-underline-color="font-color"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language="en" fo:country="US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ru" fo:country="RU" style:font-name-asian="Times New Roman" style:font-name-complex="Times New Roman"/>
    </style:style>
    <style:style style:name="T28" style:family="text">
      <style:text-properties style:text-position="super 58%" fo:language="ru" fo:country="RU" style:font-name-asian="Times New Roman" style:font-name-complex="Times New Roman1"/>
    </style:style>
    <style:style style:name="T29" style:family="text">
      <style:text-properties style:text-position="super 58%" fo:language="ru" fo:country="RU" fo:font-style="normal" style:font-style-asian="normal" style:font-style-complex="normal"/>
    </style:style>
    <style:style style:name="T30" style:family="text">
      <style:text-properties style:text-position="0% 100%" fo:language="en" fo:country="US"/>
    </style:style>
    <style:style style:name="T31" style:family="text">
      <style:text-properties style:text-position="0% 100%" fo:language="ru" fo:country="RU"/>
    </style:style>
    <style:style style:name="T32" style:family="text">
      <style:text-properties style:text-position="0% 100%" fo:language="ru" fo:country="RU" style:font-name-asian="Times New Roman" style:font-name-complex="Times New Roman"/>
    </style:style>
    <style:style style:name="T33" style:family="text">
      <style:text-properties style:text-position="0% 100%" fo:language="ru" fo:country="RU" style:font-name-asian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10">ПОВЕРКИ</text:span></text:p>
      <text:p text:style-name="P7"/>
      <text:p text:style-name="P4">Измерителя-сигнализатора СРК-АТ2327</text:p>
      <text:p text:style-name="P4">Зав. № <text:span text:style-name="T5">$serial</text:span></text:p>
      <text:p text:style-name="P12"><text:span text:style-name="T23">Измери</text:span><text:span text:style-name="T19">принадлежащего </text:span><text:span text:style-name="T22">.</text:span><text:span text:style-name="T21"> <text:s text:c="105"/></text:span><text:span text:style-name="T22">.</text:span></text:p>
      <text:p text:style-name="P20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0"><text:s/></text:span><text:span text:style-name="T18">$temp </text:span><text:s/>°<text:span text:style-name="T17">С</text:span>, атмосферном давлении <text:span text:style-name="T17">Р</text:span> = <text:span text:style-name="T20"><text:s text:c="5"/></text:span><text:s/>мм.рт.ст, относительной влажности воздуха <text:span text:style-name="T17">р</text:span> = <text:span text:style-name="T20"><text:s/></text:span><text:span text:style-name="T18">$vlag </text:span><text:s/>%, внешнем фоне γ-излучения <text:span text:style-name="T7">H</text:span>*(10) = <text:span text:style-name="T20"><text:s/></text:span><text:span text:style-name="T18">$bground </text:span><text:s/>нЗв/ч, <text:s/>согласно методике, изложенной в МРБ <text:span text:style-name="T24">МП.</text:span><text:span text:style-name="T25">854</text:span><text:span text:style-name="T24">-20</text:span><text:span text:style-name="T25">20</text:span></text:p>
      <text:p text:style-name="P13"><text:span text:style-name="T10">1. С</text:span>редства <text:span text:style-name="T10">поверки</text:span></text:p>
      <text:p text:style-name="P9">а)<text:tab/>Эталонные средства измерений:</text:p>
      <text:p text:style-name="P16">- <text:span text:style-name="T5">$facility_140</text:span>;</text:p>
      <text:p text:style-name="P10"><text:span text:style-name="T2">б</text:span><text:span text:style-name="T3">)<text:tab/></text:span><text:span text:style-name="T2">Оборудование</text:span><text:span text:style-name="T3">:</text:span></text:p>
      <text:p text:style-name="P17">- пульт проверки БД ТИАЯ.441546.001, или адаптер интерфейсный ТИАЯ.468369.004 с ПЭВМ, управляемой программой “SARKtech”;</text:p>
      <text:p text:style-name="P14">2. Поверка блоков детектирования</text:p>
      <text:p text:style-name="P9">а)<text:tab/>Внешний осмотр и опробование БД:</text:p>
      <text:p text:style-name="P18">- документация<text:tab/></text:p>
      <text:p text:style-name="P18">- отсутствие механических повреждений<text:tab/></text:p>
      <text:p text:style-name="P19"><text:span text:style-name="T10">- </text:span><text:span text:style-name="T10">наличие четких маркировочных надписей на БД и контрольном источнике</text:span><text:span text:style-name="T10"><text:tab/></text:span></text:p>
      <text:p text:style-name="P18">- контроль работоспособности<text:tab/></text:p>
      <text:p text:style-name="P9"><text:span text:style-name="T10">б</text:span>)<text:tab/><text:span text:style-name="T10">Определение уровня собственного фона БДКН-05</text:span></text:p>
      <text:p text:style-name="P11"/>
      <table:table table:name="t1" table:style-name="t1">
        <table:table-column table:style-name="t1.A" table:number-columns-repeated="3"/>
        <table:table-row>
          <table:table-cell table:style-name="t1.A1" table:number-columns-spanned="3" office:value-type="string">
            <text:p text:style-name="P23"><text:span text:style-name="T5">Блок детектирования </text:span>нейтронного излучения БДКН-05 № <text:span text:style-name="T5">$bd_num1$</text:span></text:p>
          </table:table-cell>
          <table:covered-table-cell/>
          <table:covered-table-cell/>
        </table:table-row>
        <table:table-row>
          <table:table-cell table:style-name="t1.A2" table:number-columns-spanned="2" office:value-type="string">
            <text:p text:style-name="P26">Измеренное значение скорости счета фона, с<text:span text:style-name="T26">-1</text:span></text:p>
          </table:table-cell>
          <table:covered-table-cell/>
          <table:table-cell table:style-name="t1.C2" table:number-rows-spanned="2" office:value-type="string">
            <text:p text:style-name="P26">Условие соответствия по ТУ <text:span text:style-name="T7">n</text:span><text:span text:style-name="T16">ф,</text:span><text:span text:style-name="T31">, имп./с, не более</text:span></text:p>
          </table:table-cell>
        </table:table-row>
        <table:table-row>
          <table:table-cell table:style-name="t1.A3" office:value-type="string">
            <text:p text:style-name="P26">Результаты измерения</text:p>
          </table:table-cell>
          <table:table-cell table:style-name="t1.B3" office:value-type="string">
            <text:p text:style-name="P26">Среднее значение <text:span text:style-name="T7">n</text:span><text:span text:style-name="T16">ф</text:span></text:p>
          </table:table-cell>
          <table:covered-table-cell/>
        </table:table-row>
        <table:table-row>
          <table:table-cell table:style-name="t1.A3" office:value-type="string">
            <text:p text:style-name="P8">$1-10</text:p>
          </table:table-cell>
          <table:table-cell table:style-name="t1.B4" table:number-rows-spanned="3" office:value-type="string">
            <text:p text:style-name="P8">$1-20</text:p>
          </table:table-cell>
          <table:table-cell table:style-name="t1.C4" table:number-rows-spanned="3" office:value-type="string">
            <text:p text:style-name="P26">0,23</text:p>
          </table:table-cell>
        </table:table-row>
        <table:table-row>
          <table:table-cell table:style-name="t1.A3" office:value-type="string">
            <text:p text:style-name="P8">$1-11</text:p>
          </table:table-cell>
          <table:covered-table-cell/>
          <table:covered-table-cell/>
        </table:table-row>
        <table:table-row>
          <table:table-cell table:style-name="t1.A6" office:value-type="string">
            <text:p text:style-name="P8">$1-12</text:p>
          </table:table-cell>
          <table:covered-table-cell/>
          <table:covered-table-cell/>
        </table:table-row>
      </table:table>
      <text:p text:style-name="P22"/>
      <text:p text:style-name="P21"/>
      <table:table table:name="tf1" table:style-name="tf1">
        <table:table-column table:style-name="tf1.A" table:number-columns-repeated="9"/>
        <table:table-row>
          <table:table-cell table:style-name="tf1.A1" table:number-columns-spanned="9" office:value-type="string">
            <text:p text:style-name="P28">в<text:span text:style-name="T5">)<text:tab/>Определение чувствительности к прямому нейтронному излучению БДКН-05</text:span></text:p>
            <text:p text:style-name="P25"/>
            <text:p text:style-name="P24"><text:span text:style-name="T8">Блок детектирования </text:span>нейтронного излучения БДКН-05 № <text:span text:style-name="T8">$bd_num_n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f1.2">
          <table:table-cell table:style-name="tf1.A2" office:value-type="string">
            <text:p text:style-name="P26">Плотность потока в</text:p>
            <text:p text:style-name="P26"><text:span text:style-name="T5">i</text:span><text:span text:style-name="T10">-ой контроль-ной точке, </text:span><text:span text:style-name="T12">φ</text:span><text:span text:style-name="T15">oi</text:span><text:span text:style-name="T9">, </text:span><text:span text:style-name="T11">с</text:span><text:span text:style-name="T27">-1</text:span><text:span text:style-name="T12">·</text:span><text:span text:style-name="T11">см</text:span><text:span text:style-name="T27">-2</text:span></text:p>
          </table:table-cell>
          <table:table-cell table:style-name="tf1.B2" office:value-type="string">
            <text:p text:style-name="P26">№ источника</text:p>
          </table:table-cell>
          <table:table-cell table:style-name="tf1.B2" office:value-type="string">
            <text:p text:style-name="P26">Расстояние до источника <text:span text:style-name="T5">r</text:span><text:span text:style-name="T14">0</text:span><text:span text:style-name="T5">, </text:span><text:span text:style-name="T10">см</text:span></text:p>
          </table:table-cell>
          <table:table-cell table:style-name="tf1.B2" office:value-type="string">
            <text:p text:style-name="P26">Значение <text:span text:style-name="T10">коэффици-ента</text:span> <text:span text:style-name="T5">b(r</text:span><text:span text:style-name="T14">0</text:span><text:span text:style-name="T5">)</text:span></text:p>
          </table:table-cell>
          <table:table-cell table:style-name="tf1.B2" office:value-type="string">
            <text:p text:style-name="P26">Значение коэффициента <text:span text:style-name="T10">К</text:span></text:p>
          </table:table-cell>
          <table:table-cell table:style-name="tf1.B2" office:value-type="string">
            <text:p text:style-name="P26">Показания прибора в контроль-ной точке, <text:span text:style-name="T7">N, </text:span><text:span text:style-name="T13">с</text:span><text:span text:style-name="T29">-1</text:span></text:p>
          </table:table-cell>
          <table:table-cell table:style-name="tf1.B2" office:value-type="string">
            <text:p text:style-name="P26">Среднее значение показаний <text:span text:style-name="T7">N, </text:span><text:span text:style-name="T13">с</text:span><text:span text:style-name="T29">-1</text:span></text:p>
          </table:table-cell>
          <table:table-cell table:style-name="tf1.B2" office:value-type="string">
            <text:p text:style-name="P26">Чувстви-тельность БД, <text:span text:style-name="T5">S, </text:span><text:span text:style-name="T10">имп.</text:span><text:span text:style-name="T12">·см</text:span><text:span text:style-name="T28">2</text:span><text:span text:style-name="T12">/ нейтр.</text:span></text:p>
          </table:table-cell>
          <table:table-cell table:style-name="tf1.I2" office:value-type="string">
            <text:p text:style-name="P26">Условие соответ-ствия по ТУ <text:span text:style-name="T30">S</text:span><text:span text:style-name="T16">,</text:span><text:span text:style-name="T31">, имп</text:span><text:span text:style-name="T33">·</text:span><text:span text:style-name="T32">см</text:span><text:span text:style-name="T27">2</text:span><text:span text:style-name="T31">, не менее</text:span></text:p>
          </table:table-cell>
        </table:table-row>
        <table:table-row>
          <table:table-cell table:style-name="tf1.A3" table:number-rows-spanned="3" office:value-type="string">
            <text:p text:style-name="P26">фон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B3" office:value-type="string">
            <text:p text:style-name="P8">$1-30</text:p>
          </table:table-cell>
          <table:table-cell table:style-name="tf1.B3" table:number-rows-spanned="3" office:value-type="string">
            <text:p text:style-name="P8">$1-40</text:p>
          </table:table-cell>
          <table:table-cell table:style-name="tf1.B3" table:number-rows-spanned="3" office:value-type="string">
            <text:p text:style-name="P27">–</text:p>
          </table:table-cell>
          <table:table-cell table:style-name="tf1.I3" table:number-rows-spanned="3" office:value-type="string">
            <text:p text:style-name="P26">–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3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32</text:p>
          </table:table-cell>
          <table:covered-table-cell/>
          <table:covered-table-cell/>
          <table:covered-table-cell/>
        </table:table-row>
        <table:table-row>
          <table:table-cell table:style-name="tf1.A6" table:number-rows-spanned="3" office:value-type="string">
            <text:p text:style-name="P26">2,5 – 500</text:p>
          </table:table-cell>
          <table:table-cell table:style-name="tf1.B6" table:number-rows-spanned="3" office:value-type="string">
            <text:p text:style-name="P27">10</text:p>
          </table:table-cell>
          <table:table-cell table:style-name="tf1.B6" table:number-rows-spanned="3" office:value-type="string">
            <text:p text:style-name="P27">100</text:p>
          </table:table-cell>
          <table:table-cell table:style-name="tf1.B6" table:number-rows-spanned="3" office:value-type="string">
            <text:p text:style-name="P27">0,866</text:p>
          </table:table-cell>
          <table:table-cell table:style-name="tf1.B6" table:number-rows-spanned="3" office:value-type="string">
            <text:p text:style-name="P27">0,785</text:p>
          </table:table-cell>
          <table:table-cell table:style-name="tf1.B3" office:value-type="string">
            <text:p text:style-name="P8">$1-50</text:p>
          </table:table-cell>
          <table:table-cell table:style-name="tf1.B6" table:number-rows-spanned="3" office:value-type="string">
            <text:p text:style-name="P8">$1-60</text:p>
          </table:table-cell>
          <table:table-cell table:style-name="tf1.B6" table:number-rows-spanned="3" office:value-type="string">
            <text:p text:style-name="P8">$1-70</text:p>
          </table:table-cell>
          <table:table-cell table:style-name="tf1.I6" table:number-rows-spanned="3" office:value-type="string">
            <text:p text:style-name="P26">8,0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3" office:value-type="string">
            <text:p text:style-name="P8">$1-51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f1.B6" office:value-type="string">
            <text:p text:style-name="P8">$1-52</text:p>
          </table:table-cell>
          <table:covered-table-cell/>
          <table:covered-table-cell/>
          <table:covered-table-cell/>
        </table:table-row>
      </table:table>
      <text:p text:style-name="P29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0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0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6" office:value-type="string">
            <text:p text:style-name="P5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047in" fo:margin-bottom="0.165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5091in" fo:margin-bottom="0.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змеритель-сигнализатор СРК-АТ2327</text:span><text:tab/>№ <text:span text:style-name="MT2">$</text:span><text:span text:style-name="MT3">serial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2-01T09:30:17.66</dc:date>
    <meta:editing-duration>P3DT2H37M11S</meta:editing-duration>
    <meta:editing-cycles>347</meta:editing-cycles>
    <meta:generator>OpenOffice/4.1.6$Win32 OpenOffice.org_project/416m1$Build-9790</meta:generator>
    <meta:document-statistic meta:table-count="3" meta:image-count="0" meta:object-count="0" meta:page-count="1" meta:paragraph-count="69" meta:word-count="241" meta:character-count="1839"/>
  </office:meta>
</office:document-meta>
</file>